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Radial_20_blue_2f_light_20_cyan"/>
    </style:style>
    <style:style style:name="gr2" style:family="graphic" style:parent-style-name="standard">
      <style:graphic-properties svg:stroke-color="#808080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6" style:family="graphic" style:parent-style-name="standard">
      <style:graphic-properties draw:fill="gradient" draw:fill-gradient-name="Radial_20_red_2f_yellow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ax-height="0cm" fo:min-height="0cm"/>
    </style:style>
    <style:style style:name="gr8" style:family="graphic" style:parent-style-name="standard">
      <style:graphic-properties svg:stroke-width="0.05cm" svg:stroke-color="#000000" draw:marker-start-width="0.38cm" draw:marker-end-width="0.38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fill="gradient" draw:fill-gradient-name="Radial_20_red_2f_yellow" draw:textarea-horizontal-align="justify" draw:textarea-vertical-align="middle" draw:auto-grow-height="false"/>
    </style:style>
    <style:style style:name="gr10" style:family="graphic" style:parent-style-name="standard">
      <style:graphic-properties svg:stroke-width="0.05cm" svg:stroke-color="#000000" draw:marker-start-width="0.39cm" draw:marker-end-width="0.3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2cm"/>
    </style:style>
    <style:style style:name="gr15" style:family="graphic" style:parent-style-name="standard">
      <style:graphic-properties svg:stroke-color="#ffffff" draw:fill-color="#dc23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end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end"/>
      <style:text-properties fo:font-size="20pt" style:font-size-asian="20pt" style:font-size-complex="20pt"/>
    </style:style>
    <style:style style:name="P11" style:family="paragraph">
      <style:text-properties fo:font-size="20pt"/>
    </style:style>
    <style:style style:name="P12" style:family="paragraph"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8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13.8cm" svg:height="5.5cm" svg:x="0.1cm" svg:y="0.1cm">
          <text:p/>
        </draw:rect>
        <draw:g>
          <draw:rect draw:style-name="gr2" draw:text-style-name="P2" draw:layer="layout" svg:width="9.04cm" svg:height="2cm" svg:x="0.547cm" svg:y="0.7cm">
            <text:p/>
          </draw:rect>
          <draw:frame draw:style-name="gr3" draw:text-style-name="P3" draw:layer="layout" svg:width="9.138cm" svg:height="1.275cm" svg:x="0.862cm" svg:y="1.107cm">
            <draw:text-box>
              <text:p><text:span text:style-name="T1">JQuery Form Builder</text:span></text:p>
            </draw:text-box>
          </draw:frame>
        </draw:g>
        <draw:rect draw:style-name="gr2" draw:text-style-name="P2" draw:layer="layout" svg:width="8.953cm" svg:height="2cm" svg:x="0.547cm" svg:y="3cm">
          <text:p/>
        </draw:rect>
        <draw:frame draw:style-name="gr4" draw:text-style-name="P5" draw:layer="layout" svg:width="9cm" svg:height="0.907cm" svg:x="0.4cm" svg:y="2.891cm">
          <draw:text-box>
            <text:p text:style-name="P4"><text:span text:style-name="T2">Form Template</text:span></text:p>
          </draw:text-box>
        </draw:frame>
        <draw:frame draw:style-name="gr5" draw:text-style-name="P6" draw:layer="layout" svg:width="3.851cm" svg:height="2.5cm" svg:x="10cm" svg:y="1.5cm">
          <draw:text-box>
            <text:p><text:span text:style-name="T3">Web Browser</text:span></text:p>
          </draw:text-box>
        </draw:frame>
        <draw:rect draw:style-name="gr6" draw:text-style-name="P1" draw:layer="layout" svg:width="13.8cm" svg:height="7.3cm" svg:x="0.1cm" svg:y="8.3cm">
          <text:p/>
        </draw:rect>
        <draw:rect draw:style-name="gr2" draw:text-style-name="P2" draw:layer="layout" svg:width="9.45cm" svg:height="2cm" svg:x="0.7cm" svg:y="8.7cm">
          <text:p/>
        </draw:rect>
        <draw:rect draw:style-name="gr2" draw:text-style-name="P2" draw:layer="layout" svg:width="9.45cm" svg:height="2cm" svg:x="0.7cm" svg:y="11cm">
          <text:p/>
        </draw:rect>
        <draw:frame draw:style-name="gr7" draw:text-style-name="P7" draw:layer="layout" svg:width="5.537cm" svg:height="1.275cm" svg:x="1.8cm" svg:y="11.225cm">
          <draw:text-box>
            <text:p text:style-name="P4"><text:span text:style-name="T1"><text:s/></text:span><text:span text:style-name="T1">Controller</text:span></text:p>
          </draw:text-box>
        </draw:frame>
        <draw:frame draw:style-name="gr3" draw:text-style-name="P6" draw:layer="layout" svg:width="5.155cm" svg:height="2.123cm" svg:x="10.645cm" svg:y="10.877cm">
          <draw:text-box>
            <text:p><text:span text:style-name="T3">App </text:span></text:p>
            <text:p><text:span text:style-name="T3">Server</text:span></text:p>
          </draw:text-box>
        </draw:frame>
        <draw:rect draw:style-name="gr2" draw:text-style-name="P2" draw:layer="layout" svg:width="9.45cm" svg:height="2cm" svg:x="0.7cm" svg:y="13.2cm">
          <text:p/>
        </draw:rect>
        <draw:frame draw:style-name="gr7" draw:text-style-name="P7" draw:layer="layout" svg:width="10cm" svg:height="1.275cm" svg:x="-0.406cm" svg:y="13.57cm">
          <draw:text-box>
            <text:p text:style-name="P4"><text:span text:style-name="T1">Form Domain Class </text:span></text:p>
          </draw:text-box>
        </draw:frame>
        <draw:custom-shape draw:style-name="gr8" draw:text-style-name="P1" draw:layer="layout" svg:width="5cm" svg:height="3.5cm" svg:x="3cm" svg:y="5.1cm">
          <text:p text:style-name="P1">HTTP</text:p>
          <text:p text:style-name="P1">GET/</text:p>
          <text:p text:style-name="P1">POST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8" draw:layer="layout" svg:width="3.5cm" svg:height="2.5cm" svg:x="3.9cm" svg:y="18.4cm"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1" draw:layer="layout" svg:width="5cm" svg:height="3.5cm" svg:x="3.2cm" svg:y="15.3cm">
          <text:p text:style-name="P1">GORM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7" draw:layer="layout" svg:width="5.3cm" svg:height="1.275cm" svg:x="2.2cm" svg:y="9.008cm">
          <draw:text-box>
            <text:p text:style-name="P4"><text:span text:style-name="T1"><text:s/></text:span><text:span text:style-name="T1">GSP Views</text:span></text:p>
          </draw:text-box>
        </draw:frame>
        <draw:frame draw:style-name="gr3" draw:text-style-name="P3" draw:layer="layout" svg:width="9.138cm" svg:height="1.275cm" svg:x="0.863cm" svg:y="3.507cm">
          <draw:text-box>
            <text:p><text:span text:style-name="T1">XHTML + FreeMarker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rect draw:style-name="gr1" draw:text-style-name="P1" draw:layer="layout" svg:width="13.8cm" svg:height="2.9cm" svg:x="0.1cm" svg:y="0.1cm">
          <text:p/>
        </draw:rect>
        <draw:g>
          <draw:rect draw:style-name="gr2" draw:text-style-name="P2" draw:layer="layout" svg:width="9.04cm" svg:height="2cm" svg:x="0.547cm" svg:y="0.6cm">
            <text:p/>
          </draw:rect>
          <draw:frame draw:style-name="gr3" draw:text-style-name="P3" draw:layer="layout" svg:width="9.138cm" svg:height="1.275cm" svg:x="0.862cm" svg:y="1.007cm">
            <draw:text-box>
              <text:p><text:span text:style-name="T1">XHTML + JQuery UI</text:span></text:p>
            </draw:text-box>
          </draw:frame>
        </draw:g>
        <draw:frame draw:style-name="gr5" draw:text-style-name="P6" draw:layer="layout" svg:width="4cm" svg:height="2.5cm" svg:x="10cm" svg:y="0.4cm">
          <draw:text-box>
            <text:p><text:span text:style-name="T3">Web Browser</text:span></text:p>
          </draw:text-box>
        </draw:frame>
        <draw:rect draw:style-name="gr6" draw:text-style-name="P1" draw:layer="layout" svg:width="13.8cm" svg:height="8.2cm" svg:x="0.1cm" svg:y="5.8cm">
          <text:p/>
        </draw:rect>
        <draw:rect draw:style-name="gr2" draw:text-style-name="P2" draw:layer="layout" svg:width="9.45cm" svg:height="2cm" svg:x="0.7cm" svg:y="6.2cm">
          <text:p/>
        </draw:rect>
        <draw:rect draw:style-name="gr2" draw:text-style-name="P2" draw:layer="layout" svg:width="9.45cm" svg:height="2cm" svg:x="0.7cm" svg:y="8.5cm">
          <text:p/>
        </draw:rect>
        <draw:frame draw:style-name="gr7" draw:text-style-name="P7" draw:layer="layout" svg:width="5.537cm" svg:height="1.275cm" svg:x="1.8cm" svg:y="8.725cm">
          <draw:text-box>
            <text:p text:style-name="P4"><text:span text:style-name="T1"><text:s/></text:span><text:span text:style-name="T1">*Controller</text:span></text:p>
          </draw:text-box>
        </draw:frame>
        <draw:frame draw:style-name="gr3" draw:text-style-name="P6" draw:layer="layout" svg:width="5.155cm" svg:height="2.123cm" svg:x="10.645cm" svg:y="8.877cm">
          <draw:text-box>
            <text:p><text:span text:style-name="T3">App </text:span></text:p>
            <text:p><text:span text:style-name="T3">Server</text:span></text:p>
          </draw:text-box>
        </draw:frame>
        <draw:rect draw:style-name="gr2" draw:text-style-name="P2" draw:layer="layout" svg:width="9.45cm" svg:height="2.7cm" svg:x="0.7cm" svg:y="10.8cm">
          <text:p/>
        </draw:rect>
        <draw:frame draw:style-name="gr12" draw:text-style-name="P7" draw:layer="layout" svg:width="10cm" svg:height="2.299cm" svg:x="0.5cm" svg:y="10.988cm">
          <draw:text-box>
            <text:p text:style-name="P1"><text:span text:style-name="T1">Form Data </text:span></text:p>
            <text:p text:style-name="P1"><text:span text:style-name="T1">Dynamic Domain Class </text:span></text:p>
          </draw:text-box>
        </draw:frame>
        <draw:custom-shape draw:style-name="gr8" draw:text-style-name="P9" draw:layer="layout" svg:width="5cm" svg:height="3.5cm" svg:x="3cm" svg:y="2.7cm">
          <text:p text:style-name="P1"><text:span text:style-name="T4">HTTP</text:span></text:p>
          <text:p text:style-name="P1"><text:span text:style-name="T4">GET/</text:span></text:p>
          <text:p text:style-name="P1"><text:span text:style-name="T4">POS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8" draw:layer="layout" svg:width="3.5cm" svg:height="2.5cm" svg:x="3.9cm" svg:y="16.6cm"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9" draw:layer="layout" svg:width="5cm" svg:height="3.5cm" svg:x="3.2cm" svg:y="13.5cm">
          <text:p text:style-name="P1"><text:span text:style-name="T4">JPA</text:span></text:p>
          <text:p text:style-name="P1"><text:span text:style-name="T4">GORM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0" draw:layer="layout" svg:width="12.8cm" svg:height="1.187cm" svg:x="-3.2cm" svg:y="6.544cm">
          <draw:text-box>
            <text:p text:style-name="P4"><text:span text:style-name="T5"><text:s/></text:span><text:span text:style-name="T5">GSP <text:s/>+ Form Template</text:span></text:p>
          </draw:text-box>
        </draw:frame>
        <draw:frame draw:style-name="gr13" draw:layer="layout" svg:width="5cm" svg:height="3cm" svg:x="9cm" svg:y="14cm">
          <draw:text-box>
            <text:p>*Driven by Dynamic Domain Class</text:p>
          </draw:text-box>
        </draw:fram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rect draw:style-name="gr1" draw:text-style-name="P1" draw:layer="layout" svg:width="23.4cm" svg:height="5.5cm" svg:x="2.1cm" svg:y="0.1cm">
          <text:p/>
        </draw:rect>
        <draw:g>
          <draw:rect draw:style-name="gr2" draw:text-style-name="P2" draw:layer="layout" svg:width="17.5cm" svg:height="2cm" svg:x="2.7cm" svg:y="0.7cm">
            <text:p/>
          </draw:rect>
          <draw:frame draw:style-name="gr3" draw:layer="layout" svg:width="6cm" svg:height="1.089cm" svg:x="2.8cm" svg:y="0.8cm">
            <draw:text-box>
              <text:p>Form Builder</text:p>
            </draw:text-box>
          </draw:frame>
          <draw:frame draw:style-name="gr3" draw:text-style-name="P3" draw:layer="layout" svg:width="9cm" svg:height="1.275cm" svg:x="12cm" svg:y="1.107cm">
            <draw:text-box>
              <text:p><text:span text:style-name="T1">JQuery Form Builder</text:span></text:p>
            </draw:text-box>
          </draw:frame>
        </draw:g>
        <draw:rect draw:style-name="gr2" draw:text-style-name="P2" draw:layer="layout" svg:width="17.5cm" svg:height="2cm" svg:x="2.7cm" svg:y="3cm">
          <text:p/>
        </draw:rect>
        <draw:frame draw:style-name="gr3" draw:text-style-name="P12" draw:layer="layout" svg:width="10.2cm" svg:height="1.089cm" svg:x="2.8cm" svg:y="3.1cm">
          <draw:text-box>
            <text:p><text:span text:style-name="T4">Form Definition (FormDef)</text:span></text:p>
          </draw:text-box>
        </draw:frame>
        <draw:frame draw:style-name="gr7" draw:text-style-name="P7" draw:layer="layout" svg:width="11.5cm" svg:height="1.275cm" svg:x="8.8cm" svg:y="3.307cm">
          <draw:text-box>
            <text:p text:style-name="P4"><text:span text:style-name="T1">XML </text:span></text:p>
          </draw:text-box>
        </draw:frame>
        <draw:frame draw:style-name="gr3" draw:text-style-name="P6" draw:layer="layout" svg:width="4.5cm" svg:height="2.123cm" svg:x="20.8cm" svg:y="1.637cm">
          <draw:text-box>
            <text:p><text:span text:style-name="T3">Web Browser</text:span></text:p>
          </draw:text-box>
        </draw:frame>
        <draw:rect draw:style-name="gr6" draw:text-style-name="P1" draw:layer="layout" svg:width="23.4cm" svg:height="7.3cm" svg:x="2.1cm" svg:y="8.3cm">
          <text:p/>
        </draw:rect>
        <draw:rect draw:style-name="gr2" draw:text-style-name="P2" draw:layer="layout" svg:width="17.5cm" svg:height="2cm" svg:x="2.7cm" svg:y="8.7cm">
          <text:p/>
        </draw:rect>
        <draw:frame draw:style-name="gr14" draw:text-style-name="P12" draw:layer="layout" svg:width="6cm" svg:height="1.182cm" svg:x="2.8cm" svg:y="8.754cm">
          <draw:text-box>
            <text:p><text:span text:style-name="T4">Views</text:span></text:p>
          </draw:text-box>
        </draw:frame>
        <draw:g>
          <draw:rect draw:style-name="gr2" draw:text-style-name="P2" draw:layer="layout" svg:width="17.5cm" svg:height="2cm" svg:x="2.7cm" svg:y="11cm">
            <text:p/>
          </draw:rect>
          <draw:frame draw:style-name="gr3" draw:layer="layout" svg:width="6cm" svg:height="1.089cm" svg:x="2.8cm" svg:y="11.1cm">
            <draw:text-box>
              <text:p>Controller</text:p>
            </draw:text-box>
          </draw:frame>
          <draw:frame draw:style-name="gr7" draw:text-style-name="P7" draw:layer="layout" svg:width="11.5cm" svg:height="1.275cm" svg:x="8.8cm" svg:y="11.307cm">
            <draw:text-box>
              <text:p text:style-name="P4"><text:span text:style-name="T1"><text:s/></text:span></text:p>
            </draw:text-box>
          </draw:frame>
        </draw:g>
        <draw:frame draw:style-name="gr3" draw:text-style-name="P6" draw:layer="layout" svg:width="5.155cm" svg:height="2.123cm" svg:x="20.345cm" svg:y="11.09cm">
          <draw:text-box>
            <text:p><text:span text:style-name="T3">Application Server</text:span></text:p>
          </draw:text-box>
        </draw:frame>
        <draw:rect draw:style-name="gr2" draw:text-style-name="P2" draw:layer="layout" svg:width="17.5cm" svg:height="2cm" svg:x="2.7cm" svg:y="13.2cm">
          <text:p/>
        </draw:rect>
        <draw:frame draw:style-name="gr3" draw:text-style-name="P12" draw:layer="layout" svg:width="6cm" svg:height="2.765cm" svg:x="2.8cm" svg:y="12.462cm">
          <draw:text-box>
            <text:p><text:span text:style-name="T4"/></text:p>
            <text:p><text:span text:style-name="T4">Domain Class</text:span></text:p>
            <text:p><text:span text:style-name="T4"><text:s/></text:span></text:p>
          </draw:text-box>
        </draw:frame>
        <draw:frame draw:style-name="gr7" draw:text-style-name="P7" draw:layer="layout" svg:width="15.8cm" svg:height="1.275cm" svg:x="4.5cm" svg:y="13.507cm">
          <draw:text-box>
            <text:p text:style-name="P4"><text:span text:style-name="T1">Form Template + Form Data </text:span></text:p>
          </draw:text-box>
        </draw:frame>
        <draw:custom-shape draw:style-name="gr8" draw:text-style-name="P9" draw:layer="layout" svg:width="5cm" svg:height="3.5cm" svg:x="5cm" svg:y="5.1cm">
          <text:p text:style-name="P1"><text:span text:style-name="T4">HTTP</text:span></text:p>
          <text:p text:style-name="P1"><text:span text:style-name="T4">GET/</text:span></text:p>
          <text:p text:style-name="P1"><text:span text:style-name="T4">POS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5cm" svg:height="3.5cm" svg:x="12.2cm" svg:y="5.1cm">
          <text:p text:style-name="P1"><text:span text:style-name="T4">HTTP</text:span></text:p>
          <text:p text:style-name="P1"><text:span text:style-name="T4">GET/</text:span></text:p>
          <text:p text:style-name="P1"><text:span text:style-name="T4">POS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8" draw:layer="layout" svg:width="3.5cm" svg:height="2.5cm" svg:x="10.4cm" svg:y="18.3cm"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9" draw:layer="layout" svg:width="5cm" svg:height="3.5cm" svg:x="9.7cm" svg:y="15.2cm">
          <text:p text:style-name="P1"><text:span text:style-name="T4">GORM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8" draw:layer="layout" svg:width="3.5cm" svg:height="2.5cm" svg:x="16.1cm" svg:y="18.3cm"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9" draw:layer="layout" svg:width="5cm" svg:height="3.5cm" svg:x="15.4cm" svg:y="15.2cm">
          <text:p text:style-name="P1"><text:span text:style-name="T4">JPA</text:span></text:p>
          <text:p text:style-name="P1"><text:span text:style-name="T4">GORM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8" draw:layer="layout" svg:width="3.5cm" svg:height="2.5cm" svg:x="10.4cm" svg:y="18.3cm"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9" draw:layer="layout" svg:width="5cm" svg:height="3.5cm" svg:x="9.7cm" svg:y="15.2cm">
          <text:p text:style-name="P1"><text:span text:style-name="T4">GORM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7" draw:layer="layout" svg:width="15.8cm" svg:height="1.275cm" svg:x="4.4cm" svg:y="9.008cm">
          <draw:text-box>
            <text:p text:style-name="P4"><text:span text:style-name="T1">GSP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blue_2f_light_20_cyan" draw:display-name="Radial blue/light cyan" draw:style="radial" draw:cx="50%" draw:cy="50%" draw:start-color="#0099ff" draw:end-color="#00ffff" draw:start-intensity="100%" draw:end-intensity="100%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微软雅黑" style:font-family-generic="roman" style:font-pitch="variable" fo:font-size="24pt" fo:language="en" fo:country="GB" style:font-family-asian="微软雅黑" style:font-family-generic-asian="system" style:font-pitch-asian="variable" style:font-size-asian="24pt" style:language-asian="zh" style:country-asian="CN" style:font-family-complex="微软雅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stroke-linejoin="round" draw:fill="solid" draw:fill-color="#99ccff" draw:fill-gradient-name="Gradient_20_7" draw:fill-hatch-name="Hatch_20_1" draw:fill-image-name="Bitmape_20_1" draw:opacity="100%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微软雅黑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微软雅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微软雅黑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微软雅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微软雅黑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微软雅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微软雅黑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微软雅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微软雅黑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微软雅黑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10T10:45:49</meta:creation-date>
    <meta:editing-duration>PT08H08M52S</meta:editing-duration>
    <meta:editing-cycles>26</meta:editing-cycles>
    <dc:date>2010-10-22T09:38:42</dc:date>
    <meta:generator>OpenOffice.org/3.2$Linux OpenOffice.org_project/320m17$Build-9498</meta:generator>
    <meta:document-statistic meta:object-count="92"/>
  </office:meta>
</office:document-meta>
</file>